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Volts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Vref</text:p>
          </table:table-cell>
          <table:table-cell office:value-type="string" table:style-name="ce1">
            <text:p>%</text:p>
          </table:table-cell>
          <table:table-cell office:value-type="string" table:style-name="ce1">
            <text:p>ADCval</text:p>
          </table:table-cell>
          <table:table-cell table:number-columns-repeated="16377"/>
        </table:table-row>
        <table:table-row table:style-name="ro1">
          <table:table-cell office:value-type="float" office:value="4.2" table:style-name="ce1">
            <text:p>4,2</text:p>
          </table:table-cell>
          <table:table-cell office:value-type="float" office:value="10000000" table:style-name="ce1">
            <text:p>10000000</text:p>
          </table:table-cell>
          <table:table-cell office:value-type="float" office:value="3000000" table:style-name="ce1">
            <text:p>3000000</text:p>
          </table:table-cell>
          <table:table-cell office:value-type="float" office:value="0.96923076923076923" table:formula="of:=[.A2]*[.C2]/([.B2]+[.C2])" table:style-name="ce1">
            <text:p>0,96923076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88111888111888104" table:formula="of:=[.D2]/[.E2]" table:style-name="ce1">
            <text:p>0,881118881</text:p>
          </table:table-cell>
          <table:table-cell office:value-type="float" office:value="901.38461538461524" table:formula="of:=[.F2]*1023" table:style-name="ce2">
            <text:p>901</text:p>
          </table:table-cell>
          <table:table-cell table:number-columns-repeated="16377"/>
        </table:table-row>
        <table:table-row table:style-name="ro1">
          <table:table-cell office:value-type="float" office:value="3.45" table:style-name="ce1">
            <text:p>3,45</text:p>
          </table:table-cell>
          <table:table-cell office:value-type="float" office:value="10000000" table:style-name="ce1">
            <text:p>10000000</text:p>
          </table:table-cell>
          <table:table-cell office:value-type="float" office:value="3000000" table:style-name="ce1">
            <text:p>3000000</text:p>
          </table:table-cell>
          <table:table-cell office:value-type="float" office:value="0.7961538461538461" table:formula="of:=[.A3]*[.C3]/([.B3]+[.C3])" table:style-name="ce1">
            <text:p>0,79615384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72377622377622364" table:formula="of:=[.D3]/[.E3]" table:style-name="ce1">
            <text:p>0,723776224</text:p>
          </table:table-cell>
          <table:table-cell office:value-type="float" office:value="740.42307692307679" table:formula="of:=[.F3]*1023" table:style-name="ce2">
            <text:p>740</text:p>
          </table:table-cell>
          <table:table-cell table:number-columns-repeated="16377"/>
        </table:table-row>
        <table:table-row table:style-name="ro1">
          <table:table-cell office:value-type="float" office:value="3.3" table:style-name="ce1">
            <text:p>3,3</text:p>
          </table:table-cell>
          <table:table-cell office:value-type="float" office:value="10000000" table:style-name="ce1">
            <text:p>10000000</text:p>
          </table:table-cell>
          <table:table-cell office:value-type="float" office:value="3000000" table:style-name="ce1">
            <text:p>3000000</text:p>
          </table:table-cell>
          <table:table-cell office:value-type="float" office:value="0.7615384615384615" table:formula="of:=[.A4]*[.C4]/([.B4]+[.C4])" table:style-name="ce1">
            <text:p>0,76153846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69230769230769218" table:formula="of:=[.D4]/[.E4]" table:style-name="ce1">
            <text:p>0,692307692</text:p>
          </table:table-cell>
          <table:table-cell office:value-type="float" office:value="708.23076923076906" table:formula="of:=[.F4]*1023" table:style-name="ce2">
            <text:p>708</text:p>
          </table:table-cell>
          <table:table-cell table:number-columns-repeated="16377"/>
        </table:table-row>
        <table:table-row table:style-name="ro1">
          <table:table-cell office:value-type="float" office:value="3.4" table:style-name="ce1">
            <text:p>3,4</text:p>
          </table:table-cell>
          <table:table-cell office:value-type="float" office:value="10000000" table:style-name="ce1">
            <text:p>10000000</text:p>
          </table:table-cell>
          <table:table-cell office:value-type="float" office:value="3000000" table:style-name="ce1">
            <text:p>3000000</text:p>
          </table:table-cell>
          <table:table-cell office:value-type="float" office:value="0.7846153846153846" table:formula="of:=[.A5]*[.C5]/([.B5]+[.C5])" table:style-name="ce1">
            <text:p>0,78461538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71328671328671323" table:formula="of:=[.D5]/[.E5]" table:style-name="ce1">
            <text:p>0,713286713</text:p>
          </table:table-cell>
          <table:table-cell office:value-type="float" office:value="729.69230769230762" table:formula="of:=[.F5]*1023" table:style-name="ce2">
            <text:p>73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David Hasko</dc:creator>
    <meta:creation-date>2009-04-16T11:32:48Z</meta:creation-date>
    <dc:date>2019-04-15T20:20:53Z</dc:date>
    <meta:editing-cycles>6</meta:editing-cycles>
    <meta:editing-duration>PT740S</meta:editing-duration>
    <meta:user-defined meta:name="Info 1"/>
    <meta:user-defined meta:name="Info 2"/>
    <meta:user-defined meta:name="Info 3"/>
    <meta:user-defined meta:name="Info 4"/>
  </office:meta>
</office:document-meta>
</file>